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898d" officeooo:paragraph-rsid="0016898d"/>
    </style:style>
    <style:style style:name="P2" style:family="paragraph" style:parent-style-name="Standard">
      <style:text-properties officeooo:rsid="0016898d" officeooo:paragraph-rsid="0016898d"/>
    </style:style>
    <style:style style:name="P3" style:family="paragraph" style:parent-style-name="Standard">
      <style:text-properties officeooo:rsid="0016d5e2" officeooo:paragraph-rsid="0016d5e2"/>
    </style:style>
    <style:style style:name="P4" style:family="paragraph" style:parent-style-name="Standard">
      <style:text-properties fo:font-weight="bold" officeooo:rsid="0016898d" officeooo:paragraph-rsid="0016898d" style:font-weight-asian="bold" style:font-weight-complex="bold"/>
    </style:style>
    <style:style style:name="P5" style:family="paragraph" style:parent-style-name="Standard">
      <style:text-properties fo:font-weight="bold" officeooo:rsid="0016d5e2" officeooo:paragraph-rsid="0016d5e2" style:font-weight-asian="bold" style:font-weight-complex="bold"/>
    </style:style>
    <style:style style:name="P6" style:family="paragraph" style:parent-style-name="Standard">
      <style:text-properties fo:font-weight="normal" officeooo:rsid="0016d5e2" officeooo:paragraph-rsid="0016d5e2" style:font-weight-asian="normal" style:font-weight-complex="normal"/>
    </style:style>
    <style:style style:name="P7" style:family="paragraph" style:parent-style-name="Standard">
      <style:text-properties officeooo:rsid="00178ba8" officeooo:paragraph-rsid="00178b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asifica las siguientes acciones en Análisis o Diseño según corresponda indicando alguna justificación:</text:p>
      <text:p text:style-name="P4"/>
      <text:p text:style-name="P4"/>
      <text:p text:style-name="P4">Estudio de la viabilidad técnica de implementar ciertas características.</text:p>
      <text:p text:style-name="P1"/>
      <text:p text:style-name="P3">Análisis, ya que se esta viendo aún la viabilidad técnica para implementar ciertas cosas y se debe de tener claro antes de pasar al diseño.</text:p>
      <text:p text:style-name="P1"/>
      <text:p text:style-name="P4">Creación de diagramas de flujo para modelar procesos de negocio.</text:p>
      <text:p text:style-name="P4"/>
      <text:p text:style-name="P6">Diseño, la creación de diagramas de flujo se utiliza como herramienta para el diseño procedimental</text:p>
      <text:p text:style-name="P5"/>
      <text:p text:style-name="P4">Desarrollo de diagramas de secuencia para representar la interacción entre componentes.</text:p>
      <text:p text:style-name="P1"/>
      <text:p text:style-name="P3">Diseño, ya que una construcción secuencial se utiliza una vez ya se haya identificado los requerimientos necesarios del análisis.</text:p>
      <text:p text:style-name="P1"/>
      <text:p text:style-name="P4">Definición de patrones de diseño de software a utilizar en el proyecto.</text:p>
      <text:p text:style-name="P1"/>
      <text:p text:style-name="P3">Diseño, ya que el hecho de decidir que patrón de diseño utilizar en el proyecto constituiría la primera parte de este proceso.</text:p>
      <text:p text:style-name="P1"/>
      <text:p text:style-name="P4">Reuniones con el cliente para comprender los requisitos del sistema.</text:p>
      <text:p text:style-name="P1"/>
      <text:p text:style-name="P3">Análisis, concretamente pertenecería a la entrevista para conocer los requisitos que pide el cliente.</text:p>
      <text:p text:style-name="P3"/>
      <text:p text:style-name="P4">Documentación de los requisitos funcionales y no funcionales.</text:p>
      <text:p text:style-name="P1"/>
      <text:p text:style-name="P3">Análisis, ya que una de las funciones de este paso es identificar esos requisitos y clasificarlos en funcionales y no funcionales. </text:p>
      <text:p text:style-name="P3"/>
      <text:p text:style-name="P4">Evaluación de la seguridad y la privacidad de los datos.</text:p>
      <text:p text:style-name="P1"/>
      <text:p text:style-name="P7">Diseño, esto se situaría en la parte final del proceso en el que se verificaría y evaluaría algunos aspectos como se dan en el enunciado por ejemplo.</text:p>
      <text:p text:style-name="P7"/>
      <text:p text:style-name="P4">Evaluación de la arquitectura de software existente.</text:p>
      <text:p text:style-name="P1"/>
      <text:p text:style-name="P7">Análisis, se evalúa una arquitectura ya existente para ver posibles alternativas o soluciones.</text:p>
      <text:p text:style-name="P7"/>
      <text:p text:style-name="P4">Estudio técnico de algoritmos y lógica de programación para funcionalidades específicas.</text:p>
      <text:p text:style-name="P1"/>
      <text:p text:style-name="P7">Diseño, una vez tengamos decido que hacer y los requisitos necesarios del análisis previo, se traducirán a un software y tendremos que decidir que tipo de lógica de programación emplear.</text:p>
      <text:p text:style-name="P7"/>
      <text:p text:style-name="P4">Selección de tecnologías y herramientas de desarrollo adecuadas.</text:p>
      <text:p text:style-name="P1"/>
      <text:p text:style-name="P7">Análisis, antes de pasar al diseño debemos tener claro que herramientas utilizaremos y que alternativas tendremos en caso de algún contratiempo.</text:p>
      <text:p text:style-name="P7"/>
      <text:p text:style-name="P1">Creación de diagramas de despliegue para planificar la infraestructura de implementación.</text:p>
      <text:p text:style-name="P7"><text:soft-page-break/>Diseño, el diagrama de despliegue pertenece a la parte </text:p>
      <text:p text:style-name="P1">Estudio técnico de la interfaz de usuario (UI) y la experiencia de usuario (UX).</text:p>
      <text:p text:style-name="P1">Entrevistas con usuarios finales para recopilar información sobre sus necesidades.</text:p>
      <text:p text:style-name="P1">Creación de casos de uso para representar escenarios de interacción del usuario.</text:p>
      <text:p text:style-name="P1">Evaluación de riesgos y amenazas para el proyecto.</text:p>
      <text:p text:style-name="P1">Estudio técnico <text:s/>de la base de datos, incluyendo la estructura de tablas y relaciones.</text:p>
      <text:p text:style-name="P1">Creación de prototipos de software para validar conceptos con los usuarios.</text:p>
      <text:p text:style-name="P1">Estudio técnico de la arquitectura de software, incluyendo componentes y módulos.</text:p>
      <text:p text:style-name="P1">Creación de diagramas de clases para modelar la estructura de datos.</text:p>
      <text:p text:style-name="P1">Estimación de costos y presupuestos para determinar el alcance financiero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21:55:32.726000000</dc:date>
    <meta:editing-duration>PT4M52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32" meta:word-count="437" meta:character-count="2904" meta:non-whitespace-character-count="2496"/>
  </office:meta>
</office:document-meta>
</file>